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9.8pt"/>
    </style:style>
    <style:style style:name="co2" style:family="table-column">
      <style:table-column-properties fo:break-before="auto" style:column-width="265.4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1" office:value-type="string" calcext:value-type="string">
            <text:p>keys</text:p>
          </table:table-cell>
          <table:table-cell table:style-name="ce1"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row table:style-name="ro1">
          <table:table-cell office:value-type="string" calcext:value-type="string">
            <text:p>SELECTOR_INDEX_HINT_TOOLTIP</text:p>
          </table:table-cell>
          <table:table-cell office:value-type="string" calcext:value-type="string">
            <text:p>Indexing allows faces, edges and vertices that are offset from the primary selection to be selected.\nFor instance, the face just below the maximum in the Z direction, or the edge one higher than the\nminimum Y direction. Leave at 0 to ignor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31">00/00/0000</text:date>, <text:time style:data-style-name="N2" text:time-value="07:58:07.7508463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7:03:43.696865203</meta:creation-date>
    <dc:date>2021-05-31T09:18:49.086821534</dc:date>
    <meta:editing-duration>P1DT14H50M54S</meta:editing-duration>
    <meta:editing-cycles>334</meta:editing-cycles>
    <meta:generator>LibreOffice/6.0.7.3$Linux_X86_64 LibreOffice_project/00m0$Build-3</meta:generator>
    <meta:document-statistic meta:table-count="1" meta:cell-count="480" meta:object-count="0"/>
  </office:meta>
</office:document-meta>
</file>